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193.75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96.04pt"/>
    </style:style>
    <style:style style:name="co7" style:family="table-column">
      <style:table-column-properties fo:break-before="auto" style:column-width="62.5pt"/>
    </style:style>
    <style:style style:name="co8" style:family="table-column">
      <style:table-column-properties fo:break-before="auto" style:column-width="121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emporary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4"/>
        <table:table-column table:style-name="co7" table:default-cell-style-name="ce1"/>
        <table:table-column table:style-name="co8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Side-by-Side Algorithm Comparison, Lena with 15% Compression, N = 2n+m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Side-by-Side Algorithm Comparison, Pepper with 15% Compression, N = 2n+m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 = 2000, 5% Erasures, 5% Noise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M = 2000, 5% Erasures, 5% Noise</text:p>
          </table:table-cell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Reconstruction Method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Reconstruction Time</text:p>
          </table:table-cell>
          <table:table-cell/>
          <table:table-cell table:style-name="ce3" office:value-type="string" calcext:value-type="string">
            <text:p>Reconstruction Method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Reconstruction Time</text:p>
          </table:table-cell>
        </table:table-row>
        <table:table-row table:style-name="ro1">
          <table:table-cell/>
          <table:table-cell office:value-type="string" calcext:value-type="string">
            <text:p>Nilpotent Bridging</text:p>
          </table:table-cell>
          <table:table-cell office:value-type="float" office:value="0.043253" calcext:value-type="float">
            <text:p>0.043253</text:p>
          </table:table-cell>
          <table:table-cell office:value-type="float" office:value="1.4872" calcext:value-type="float">
            <text:p>1.4872</text:p>
          </table:table-cell>
          <table:table-cell/>
          <table:table-cell office:value-type="string" calcext:value-type="string">
            <text:p>Nilpotent Bridging</text:p>
          </table:table-cell>
          <table:table-cell office:value-type="float" office:value="0.042747" calcext:value-type="float">
            <text:p>0.042747</text:p>
          </table:table-cell>
          <table:table-cell office:value-type="float" office:value="2.4232" calcext:value-type="float">
            <text:p>2.4232</text:p>
          </table:table-cell>
        </table:table-row>
        <table:table-row table:style-name="ro1">
          <table:table-cell/>
          <table:table-cell office:value-type="string" calcext:value-type="string">
            <text:p>Reduced Direct Inversion</text:p>
          </table:table-cell>
          <table:table-cell office:value-type="float" office:value="0.035318" calcext:value-type="float">
            <text:p>0.035318</text:p>
          </table:table-cell>
          <table:table-cell office:value-type="float" office:value="0.32734" calcext:value-type="float">
            <text:p>0.32734</text:p>
          </table:table-cell>
          <table:table-cell/>
          <table:table-cell office:value-type="string" calcext:value-type="string">
            <text:p>Reduced Direct Inversion</text:p>
          </table:table-cell>
          <table:table-cell office:value-type="float" office:value="0.035227" calcext:value-type="float">
            <text:p>0.035227</text:p>
          </table:table-cell>
          <table:table-cell office:value-type="float" office:value="0.40965" calcext:value-type="float">
            <text:p>0.40965</text:p>
          </table:table-cell>
        </table:table-row>
        <table:table-row table:style-name="ro1">
          <table:table-cell/>
          <table:table-cell office:value-type="string" calcext:value-type="string">
            <text:p>Reduced Direct Inversion with Neumann</text:p>
          </table:table-cell>
          <table:table-cell office:value-type="float" office:value="0.035318" calcext:value-type="float">
            <text:p>0.035318</text:p>
          </table:table-cell>
          <table:table-cell office:value-type="float" office:value="0.60639" calcext:value-type="float">
            <text:p>0.60639</text:p>
          </table:table-cell>
          <table:table-cell/>
          <table:table-cell office:value-type="string" calcext:value-type="string">
            <text:p>Reduced Direct Inversion with Neumann</text:p>
          </table:table-cell>
          <table:table-cell office:value-type="float" office:value="0.035227" calcext:value-type="float">
            <text:p>0.035227</text:p>
          </table:table-cell>
          <table:table-cell office:value-type="float" office:value="0.51071" calcext:value-type="float">
            <text:p>0.51071</text:p>
          </table:table-cell>
        </table:table-row>
        <table:table-row table:style-name="ro1">
          <table:table-cell/>
          <table:table-cell office:value-type="string" calcext:value-type="string">
            <text:p>Erasure Recovery Matrices</text:p>
          </table:table-cell>
          <table:table-cell office:value-type="float" office:value="0.049812" calcext:value-type="float">
            <text:p>0.049812</text:p>
          </table:table-cell>
          <table:table-cell office:value-type="float" office:value="0.24208" calcext:value-type="float">
            <text:p>0.24208</text:p>
          </table:table-cell>
          <table:table-cell/>
          <table:table-cell office:value-type="string" calcext:value-type="string">
            <text:p>Erasure Recovery Matrices</text:p>
          </table:table-cell>
          <table:table-cell office:value-type="float" office:value="0.049992" calcext:value-type="float">
            <text:p>0.049992</text:p>
          </table:table-cell>
          <table:table-cell office:value-type="float" office:value="0.18429" calcext:value-type="float">
            <text:p>0.18429</text:p>
          </table:table-cell>
        </table:table-row>
        <table:table-row table:style-name="ro1">
          <table:table-cell/>
          <table:table-cell office:value-type="string" calcext:value-type="string">
            <text:p>FORC</text:p>
          </table:table-cell>
          <table:table-cell office:value-type="float" office:value="0.035318" calcext:value-type="float">
            <text:p>0.035318</text:p>
          </table:table-cell>
          <table:table-cell office:value-type="float" office:value="43.635" calcext:value-type="float">
            <text:p>43.635</text:p>
          </table:table-cell>
          <table:table-cell/>
          <table:table-cell office:value-type="string" calcext:value-type="string">
            <text:p>FORC</text:p>
          </table:table-cell>
          <table:table-cell office:value-type="float" office:value="0.035227" calcext:value-type="float">
            <text:p>0.035227</text:p>
          </table:table-cell>
          <table:table-cell office:value-type="float" office:value="41.717" calcext:value-type="float">
            <text:p>41.717</text:p>
          </table:table-cell>
        </table:table-row>
        <table:table-row table:style-name="ro1">
          <table:table-cell/>
          <table:table-cell office:value-type="string" calcext:value-type="string">
            <text:p>Noiseless Partial Reconstruction</text:p>
          </table:table-cell>
          <table:table-cell office:value-type="float" office:value="0.15485" calcext:value-type="float">
            <text:p>0.15485</text:p>
          </table:table-cell>
          <table:table-cell table:number-columns-repeated="2"/>
          <table:table-cell office:value-type="string" calcext:value-type="string">
            <text:p>Noiseless Partial Reconstruction</text:p>
          </table:table-cell>
          <table:table-cell office:value-type="float" office:value="0.15595" calcext:value-type="float">
            <text:p>0.155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isy Partial Reconstruction</text:p>
          </table:table-cell>
          <table:table-cell office:value-type="float" office:value="0.15837" calcext:value-type="float">
            <text:p>0.15837</text:p>
          </table:table-cell>
          <table:table-cell table:number-columns-repeated="2"/>
          <table:table-cell office:value-type="string" calcext:value-type="string">
            <text:p>Noisy Partial Reconstruction</text:p>
          </table:table-cell>
          <table:table-cell office:value-type="float" office:value="0.15942" calcext:value-type="float">
            <text:p>0.159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re Noise</text:p>
          </table:table-cell>
          <table:table-cell office:value-type="float" office:value="0.032634" calcext:value-type="float">
            <text:p>0.032634</text:p>
          </table:table-cell>
          <table:table-cell table:number-columns-repeated="2"/>
          <table:table-cell office:value-type="string" calcext:value-type="string">
            <text:p>Pure Noise</text:p>
          </table:table-cell>
          <table:table-cell office:value-type="float" office:value="0.03254" calcext:value-type="float">
            <text:p>0.032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4:30:14.942051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14:35:29.376371106</dc:date>
    <meta:editing-duration>PT16M54S</meta:editing-duration>
    <meta:editing-cycles>3</meta:editing-cycles>
    <meta:generator>LibreOffice/5.1.6.2$Linux_X86_64 LibreOffice_project/10m0$Build-2</meta:generator>
    <meta:document-statistic meta:table-count="1" meta:cell-count="52" meta:object-count="0"/>
  </office:meta>
</office:document-meta>
</file>